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6cm"/>
    </style:style>
    <style:style style:name="co2" style:family="table-column">
      <style:table-column-properties fo:break-before="auto" style:column-width="2.261cm"/>
    </style:style>
    <style:style style:name="co3" style:family="table-column">
      <style:table-column-properties fo:break-before="auto" style:column-width="3.51cm"/>
    </style:style>
    <style:style style:name="co4" style:family="table-column">
      <style:table-column-properties fo:break-before="auto" style:column-width="0.706cm"/>
    </style:style>
    <style:style style:name="co5" style:family="table-column">
      <style:table-column-properties fo:break-before="auto" style:column-width="0.515cm"/>
    </style:style>
    <style:style style:name="co6" style:family="table-column">
      <style:table-column-properties fo:break-before="auto" style:column-width="3.63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39" table:default-cell-style-name="ce1"/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20W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20W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20W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20W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20W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D-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D-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D-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D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D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D-3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D-3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D-3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D-3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D-3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D2-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D2-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D2-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D2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D2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D5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D5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D5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D5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D5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D8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D8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D8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D8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D8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D8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D8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D8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D8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D8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D8-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D8-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D8-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D8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D8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E5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E5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E5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E5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E5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E5-1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E5-1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E5-1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E5-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E5-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E5-1a:E13-1P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E5-1a_E13-1P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E5-1a:E13-1P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E5-1a:E13-1P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E5-1a:E13-1P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M1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M1-1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M1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M1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M1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M1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M1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M1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M1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M1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M1-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M1-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M1-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M1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M1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M1-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M1-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M1-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M1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M1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M1-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M1-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M1-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M1-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M1-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-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-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-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-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-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-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-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-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-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-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-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-6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-6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-6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-6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-6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0-15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0-15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0-15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0-15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0-15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0-2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0-2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0-2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0-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0-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0-3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0-3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0-3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0-3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0-3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0-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0-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0-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0-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0-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1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1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1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1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1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1-3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1-3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1-3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1-3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1-3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1-3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1-3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1-3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1-3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1-3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2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2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2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2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2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2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2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2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2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2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2-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2-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2-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2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2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2-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2-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2-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2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2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4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4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4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4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4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4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4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4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4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4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4-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4-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4-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4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4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4-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4-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4-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4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4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4-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4-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4-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4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4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5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5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5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5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5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6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6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6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6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6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6-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6-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6-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6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6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6-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6-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6-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6-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6-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6-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6-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6-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6-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6-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16-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6-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16-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16-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16-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2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2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2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2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2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2-1m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2-1m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2-1m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2-1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2-1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2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2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2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2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2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2-2m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2-2m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2-2m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2-2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2-2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2-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2-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2-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2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2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2-3m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2-3m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2-3m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2-3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2-3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2-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2-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2-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2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2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2-4m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2-4m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2-4m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2-4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2-4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3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3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3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3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3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3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3-1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3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3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3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3-1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3-1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3-1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3-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3-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3-1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3-1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3-1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3-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3-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3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3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3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3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3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3-2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3-2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3-2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3-2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3-2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3-2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3-2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3-2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3-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3-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3-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3-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3-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3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3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3-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3-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3-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3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3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3-4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3-4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3-4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3-4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3-4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3-44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3-44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3-44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3-44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3-44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3-4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3-4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3-4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3-4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3-4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3-8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3-8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3-8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3-8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3-8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4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4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4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4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4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1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4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4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4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4-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1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4-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4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4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4-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1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4-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4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4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4-1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1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4-1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4-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4-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4-1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1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4-1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4-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4-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4-1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1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4-1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4-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4-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4-1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1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4-1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4-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4-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4-1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1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4-1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4-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4-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4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4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4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4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4-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4-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4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4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4-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4-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4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4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4-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4-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4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4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4-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4-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4-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4-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4-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4-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4-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4-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4-7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7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4-7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4-7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4-7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4-7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7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4-7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4-7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4-7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4-7c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7c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4-7c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4-7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4-7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4-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4-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4-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4-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4-8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8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4-8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4-8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4-8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4-8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8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4-8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4-8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4-8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4-8c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8c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4-8c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4-8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4-8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4-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4-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4-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4-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5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5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5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5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5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5-10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5-10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5-10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5-10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5-10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5-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5-1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5-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5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5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5-1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5-1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5-1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5-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5-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5-1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5-1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5-1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5-1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5-1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5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5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5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5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5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5-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5-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5-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5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5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5-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5-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5-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5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5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5-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5-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5-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5-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5-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5-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5-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5-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5-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5-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5-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5-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5-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5-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5-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6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6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6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6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6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6-1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6-1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6-1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6-1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6-1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6-1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6-1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6-1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6-1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6-1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6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6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6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6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6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6-2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6-2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6-2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6-2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6-2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6-2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6-2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6-2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6-2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6-2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6-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6-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6-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6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6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6-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6-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6-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6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6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6-4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6-4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6-4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6-4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6-4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6-4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6-4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6-4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6-4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6-4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7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7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7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7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7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7-10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7-10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7-10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7-10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7-10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7-10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7-10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7-10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7-10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7-10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7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7-2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7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7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7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7-201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7-201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7-201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7-20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7-20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7-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7-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7-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7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7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7-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7-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7-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7-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7-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8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8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8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8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8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8-10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8-10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8-10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8-10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8-10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8-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8-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8-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8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8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8-3bp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8-3bp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8-3bp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8-3bp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8-3bp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8-3ep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8-3ep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8-3ep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8-3ep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8-3ep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8-3fp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8-3fp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8-3fp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8-3fp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8-3fp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8-3gp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8-3gp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8-3gp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8-3gp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8-3gp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9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9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9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9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9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9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9-1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9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9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9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9-1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9-1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9-1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9-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9-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9-1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9-1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9-1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9-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9-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9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9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9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9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9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9-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9-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9-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9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9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9-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9-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9-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9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9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R9-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9-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R9-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R9-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R9-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S1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S1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S1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S1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S1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S1-1o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S1-1o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S1-1o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S1-1o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S1-1o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S3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S3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S3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S3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S3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S3-1o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S3-1o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S3-1o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S3-1o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S3-1o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S3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S3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S3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S3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S3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S3-2o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S3-2o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S3-2o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S3-2o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S3-2o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S4-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S4-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S4-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S4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S4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S5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S5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S5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S5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S5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S5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S5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S5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S5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S5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10c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0c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10c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10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10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10c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0c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10c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10c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10c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10c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0c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10c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10c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10c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10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0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10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10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10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10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0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10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10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10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11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1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11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11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11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11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1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11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11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11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1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1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13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3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13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13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13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13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3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13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13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13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1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1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15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5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15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15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15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15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5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15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15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15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1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1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1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1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1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1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1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1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2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2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2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2a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2a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2a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2a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2a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2a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2a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2a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2a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2a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2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2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2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2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2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2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2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2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2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2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3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3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3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3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3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3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3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3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3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3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4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4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4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4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4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4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4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4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4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4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5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5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5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5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5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5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5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5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5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5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6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6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6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6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6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6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6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6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6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6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8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8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8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8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8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-8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8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-8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-8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-8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0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0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0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0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0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0-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0-1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0-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0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0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0-12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0-12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0-12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0-12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0-12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0-12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0-12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0-12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0-12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0-12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0-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0-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0-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0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0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0-3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0-3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0-3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0-3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0-3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0-3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0-3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0-3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0-3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0-3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0-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0-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0-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0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0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0-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0-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0-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0-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0-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1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1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1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1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1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1-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1-1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1-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1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1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1-1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1-1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1-1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1-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1-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1-1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1-1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1-1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1-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1-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1-1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1-1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1-1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1-1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1-1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1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1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1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1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1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1-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1-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1-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1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1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1-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1-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1-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1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1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1-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1-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1-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1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1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1-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1-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1-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1-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1-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2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2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2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2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2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2-2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2-2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2-2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2-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2-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2-2m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2-2m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2-2m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2-2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2-2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3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3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3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3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3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3-1m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3-1m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3-1m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3-1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3-1m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3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3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3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3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3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3-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3-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3-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3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3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3-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3-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3-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3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3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4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4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4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4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4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4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4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4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4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4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4-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4-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4-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4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4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5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5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5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5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5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7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7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7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7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7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9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9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9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9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9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9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9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9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9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9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9-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9-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9-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9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9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9-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9-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9-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9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9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19-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9-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19-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19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19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2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2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2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2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2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2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2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2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2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2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2-2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2-2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2-2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2-2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2-2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2-2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2-2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2-2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2-2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2-2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2-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2-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2-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2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2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2-3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2-3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2-3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2-3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2-3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2-3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2-3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2-3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2-3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2-3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2-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2-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2-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2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2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2-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2-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2-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2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2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2-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2-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2-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2-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2-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2-6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2-6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2-6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2-6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2-6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2-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2-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2-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2-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2-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2-7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2-7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2-7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2-7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2-7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25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25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25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25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25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25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25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25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25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25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3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3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3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3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3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3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3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3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3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3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3-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3-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3-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3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3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3-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3-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3-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3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3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3-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3-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3-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3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3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3-5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3-5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3-5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3-5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3-5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4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4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4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4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4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4-1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4-1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4-1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4-1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4-1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4-1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4-1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4-1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4-1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4-1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4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4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4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4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4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4-2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4-2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4-2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4-2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4-2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4-2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4-2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4-2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4-2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4-2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4-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4-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4-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4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4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4-3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4-3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4-3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4-3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4-3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4-3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4-3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4-3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4-3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4-3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4-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4-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4-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4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4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4-5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4-5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4-5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4-5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4-5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4-5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4-5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4-5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4-5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4-5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4-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4-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4-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4-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4-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4-6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4-6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4-6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4-6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4-6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4-6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4-6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4-6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4-6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4-6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5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5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5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5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5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5-2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5-2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5-2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5-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5-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5-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5-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5-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5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5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5-4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5-4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5-4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5-4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5-4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6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6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6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6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6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6-1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6-1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6-1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6-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6-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6-1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6-1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6-1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6-1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6-1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6-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6-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6-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6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6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7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7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7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7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7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7-1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7-1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7-1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7-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7-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7-1a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7-1a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7-1a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7-1a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7-1a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8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8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8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8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8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8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8-1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8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8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8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8-1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8-1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8-1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8-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8-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8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8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8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8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8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8-3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8-3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8-3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8-3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8-3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8-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8-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8-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8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8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8-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8-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8-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8-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8-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8-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8-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8-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8-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8-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9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9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9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9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9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US:W9-2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9-2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US:W9-2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US:W9-2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US:W9-2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 table:number-rows-repeated="1047717">
          <table:table-cell table:number-columns-repeated="257"/>
        </table:table-row>
        <table:table-row table:style-name="ro2" table:number-rows-repeated="584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ca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ca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4">00/00/0000</text:date>, <text:time style:data-style-name="N2" text:time-value="20:45:27.90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1T19:43:11.878000000</meta:creation-date>
    <dc:date>2023-11-13T20:35:56.452000000</dc:date>
    <meta:editing-duration>PT21H57M52S</meta:editing-duration>
    <meta:editing-cycles>5</meta:editing-cycles>
    <meta:generator>LibreOffice/7.6.2.1$Windows_x86 LibreOffice_project/56f7684011345957bbf33a7ee678afaf4d2ba333</meta:generator>
    <meta:document-statistic meta:table-count="1" meta:cell-count="6028" meta:object-count="0"/>
  </office:meta>
</office:document-meta>
</file>